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6" office:value-type="string" calcext:value-type="string">
            <text:p>Attention: Please redownload the mod if you downloaded June 11th 2022</text:p>
          </table:table-cell>
          <table:table-cell table:style-name="ce31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5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1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Def</text:p>
          </table:table-cell>
          <table:covered-table-cell table:number-columns-repeated="4" table:style-name="ce6"/>
          <table:table-cell table:style-name="ce31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Map&amp;Models</text:p>
          </table:table-cell>
          <table:covered-table-cell table:number-columns-repeated="4" table:style-name="ce6"/>
          <table:covered-table-cell table:style-name="ce31"/>
          <table:table-cell table:number-columns-repeated="1018"/>
        </table:table-row>
        <table:table-row table:style-name="ro1">
          <table:table-cell table:style-name="ce6" office:value-type="string" calcext:value-type="string">
            <text:p>50 United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aribbean Map - Promods Fix</text:p>
          </table:table-cell>
          <table:table-cell table:style-name="ce6" office:value-type="string" calcext:value-type="string">
            <text:p>1.44-1.0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-patches/caribbean-map-promods-fix" xlink:type="simple">https://truckymods.io/american-truck-simulator/map-patches/caribbean-map-promods-fix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2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2" office:value-type="string" calcext:value-type="string">
            <text:p>PMA/C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/LA Ferry Patch</text:p>
          </table:table-cell>
          <table:table-cell table:style-name="ce14" office:value-type="string" calcext:value-type="string">
            <text:p>1.0.6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s Angeles Cruise Terminal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pacific" xlink:type="simple">https://terramaps.net/download/view.php?game=pacific</text:a></text:span></text:p>
          </table:table-cell>
          <table:table-cell table:style-name="ce4"/>
          <table: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– C2C Connector</text:p>
          </table:table-cell>
          <table:table-cell table:style-name="ce14" office:value-type="string" calcext:value-type="string">
            <text:p>1.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caribbean" xlink:type="simple">https://terramaps.net/download/view.php?game=caribbean</text:a></text:span></text:p>
          </table:table-cell>
          <table:table-cell table:style-name="ce4"/>
          <table:table-cell table:style-name="ce32" office:value-type="string" calcext:value-type="string">
            <text:p>CtC/Carribea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Def&amp;Map</text:p>
          </table:table-cell>
          <table:table-cell table:style-name="ce14" office:value-type="string" calcext:value-type="string" table:number-columns-spanned="1" table:number-rows-spanned="3">
            <text:p>1.3</text:p>
          </table:table-cell>
          <table:table-cell table:style-name="ce4" office:value-type="float" office:value="1.44" calcext:value-type="float" table:number-columns-spanned="1" table:number-rows-spanned="3">
            <text:p>1.44</text:p>
          </table:table-cell>
          <table:table-cell table:style-name="ce4" office:value-type="string" calcext:value-type="string" table:number-columns-spanned="1" table:number-rows-spanned="3">
            <text:p><text:a xlink:href="https://terramaps.net/download/view.php?game=caribbean" xlink:type="simple">https://terramaps.net/download/view.php?game=caribbean</text:a></text:p>
          </table:table-cell>
          <table:table-cell table:style-name="ce4" table:number-columns-spanned="1" table:number-rows-spanned="3"/>
          <table:table-cell table:style-name="ce32" table:number-columns-spanned="1" table:number-rows-spanned="3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 2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Def/Map</text:p>
          </table:table-cell>
          <table:table-cell table:style-name="ce14" office:value-type="string" calcext:value-type="string" table:number-columns-spanned="1" table:number-rows-spanned="2">
            <text:p>1.1</text:p>
          </table:table-cell>
          <table:table-cell table:style-name="ce4" office:value-type="float" office:value="1.44" calcext:value-type="float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<text:a xlink:href="https://terramaps.net/download/view.php?game=pacific" xlink:type="simple">https://terramaps.net/download/view.php?game=pacific</text:a></text:p>
          </table:table-cell>
          <table:table-cell table:style-name="ce4" table:number-columns-spanned="1" table:number-rows-spanned="2"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4"/>
          <table:covered-table-cell table:style-name="ce32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6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3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span text:style-name="T5"><text:a xlink:href="https://truckymods.io/american-truck-simulator/maps/reforma" xlink:type="simple">https://truckymods.io/american-truck-simulator/maps/reforma</text:a></text:span></text:p>
          </table:table-cell>
          <table:table-cell table:style-name="ce27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3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2 (experimental release 6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ly 3, 2022 (v2.0-experimental6)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30:06.086000000</dc:date>
    <meta:editing-duration>PT16H40M19S</meta:editing-duration>
    <meta:editing-cycles>28</meta:editing-cycles>
    <meta:document-statistic meta:table-count="1" meta:cell-count="117" meta:object-count="0"/>
  </office:meta>
</office:document-meta>
</file>